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Light" svg:font-family="Calibri-Light" style:font-family-generic="roman" style:font-pitch="variable"/>
    <style:font-face style:name="CourierNewPS-BoldMT" svg:font-family="CourierNewPS-BoldMT" style:font-family-generic="roman" style:font-pitch="variable"/>
    <style:font-face style:name="CourierNewPSMT" svg:font-family="CourierNewPS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MT" svg:font-family="SymbolMT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paragraph-rsid="001798de"/>
    </style:style>
    <style:style style:name="P3" style:family="paragraph" style:parent-style-name="Standard">
      <style:text-properties officeooo:paragraph-rsid="001798de" fo:background-color="#158466"/>
    </style:style>
    <style:style style:name="P4" style:family="paragraph" style:parent-style-name="Standard">
      <style:text-properties fo:background-color="#77bc65"/>
    </style:style>
    <style:style style:name="T1" style:family="text">
      <style:text-properties style:font-name="Calibri-Light" fo:font-size="28pt" style:font-size-asian="28pt"/>
    </style:style>
    <style:style style:name="T2" style:family="text">
      <style:text-properties fo:color="#2f5497" loext:opacity="100%" style:font-name="Calibri-Light" fo:font-size="16pt" style:font-size-asian="16pt"/>
    </style:style>
    <style:style style:name="T3" style:family="text">
      <style:text-properties fo:color="#2f5497" loext:opacity="100%" style:font-name="Calibri-Light" fo:font-size="28pt" style:font-size-asian="28pt"/>
    </style:style>
    <style:style style:name="T4" style:family="text">
      <style:text-properties fo:color="#2f5497" loext:opacity="100%" style:font-name="Calibri-Light" fo:font-size="13pt" style:font-size-asian="13pt"/>
    </style:style>
    <style:style style:name="T5" style:family="text">
      <style:text-properties fo:color="#2f5497" loext:opacity="100%" style:font-name="Calibri" fo:font-size="12pt" style:font-size-asian="12pt"/>
    </style:style>
    <style:style style:name="T6" style:family="text">
      <style:text-properties fo:color="#2f5497" loext:opacity="100%" style:font-name="CourierNewPSMT" fo:font-size="10pt" style:font-size-asian="10pt"/>
    </style:style>
    <style:style style:name="T7" style:family="text">
      <style:text-properties fo:color="#000000" loext:opacity="100%" style:font-name="Calibri" fo:font-size="12pt" style:font-size-asian="12pt"/>
    </style:style>
    <style:style style:name="T8" style:family="text">
      <style:text-properties fo:color="#000000" loext:opacity="100%" style:font-name="CourierNewPSMT" fo:font-size="10pt" style:font-size-asian="10pt"/>
    </style:style>
    <style:style style:name="T9" style:family="text">
      <style:text-properties fo:color="#000000" loext:opacity="100%" style:font-name="CourierNewPS-BoldMT" fo:font-size="10pt" fo:font-weight="bold" style:font-size-asian="10pt" style:font-weight-asian="bold"/>
    </style:style>
    <style:style style:name="T10" style:family="text">
      <style:text-properties fo:color="#000000" loext:opacity="100%" style:font-name="Calibri-Bold" fo:font-size="12pt" fo:font-weight="bold" style:font-size-asian="12pt" style:font-weight-asian="bold"/>
    </style:style>
    <style:style style:name="T11" style:family="text">
      <style:text-properties fo:color="#000000" loext:opacity="100%" style:font-name="SymbolMT" fo:font-size="10pt" style:font-size-asian="10pt"/>
    </style:style>
    <style:style style:name="T12" style:family="text">
      <style:text-properties fo:color="#000000" loext:opacity="100%" style:font-name="TimesNewRomanPSMT" fo:font-size="12pt" style:font-size-asian="12pt"/>
    </style:style>
    <style:style style:name="T13" style:family="text">
      <style:text-properties officeooo:rsid="001798de"/>
    </style:style>
    <style:style style:name="T14" style:family="text">
      <style:text-properties style:font-name="Calibri" fo:font-size="12pt" style:font-size-asian="12pt"/>
    </style:style>
    <style:style style:name="T15" style:family="text">
      <style:text-properties style:font-name="CourierNewPSMT" fo:font-size="10pt" style:font-size-asian="10pt"/>
    </style:style>
    <style:style style:name="T16" style:family="text">
      <style:text-properties style:font-name="CourierNewPS-BoldMT" fo:font-size="10pt" fo:font-weight="bold" style:font-size-asian="10pt" style:font-weight-asian="bold"/>
    </style:style>
    <style:style style:name="T17" style:family="text">
      <style:text-properties style:font-name="Calibri-Bold" fo:font-size="12pt" fo:font-weight="bold" style:font-size-asian="12pt" style:font-weight-asian="bold"/>
    </style:style>
    <style:style style:name="T18" style:family="text">
      <style:text-properties style:font-name="TimesNewRomanPSMT" fo:font-size="12pt" style:font-size-asian="12pt"/>
    </style:style>
    <style:style style:name="T19" style:family="text">
      <style:text-properties fo:background-color="#77bc65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Building an Enterprise Network</text:span></text:p>
      <text:p text:style-name="Standard"><text:span text:style-name="T1">Part 7: DHCPv4</text:span></text:p>
      <text:p text:style-name="Standard"><text:span text:style-name="T1"/></text:p>
      <text:p text:style-name="Standard"><text:span text:style-name="T2">Connecting the DHCPv4 Server to the Network</text:span></text:p>
      <text:p text:style-name="Standard"><text:span text:style-name="T3"/></text:p>
      <text:p text:style-name="P1" loext:marker-style-name="T4"><text:span text:style-name="T4">Physically Connect the Server to the Switch</text:span></text:p>
      <text:p text:style-name="P1" loext:marker-style-name="T7"><text:span text:style-name="T7">Connect the server to access layer switch in column 4, level 2 using GigabitEthernet 0/1 port on the</text:span><text:span text:style-name="T7"/></text:p>
      <text:p text:style-name="P1" loext:marker-style-name="T7"><text:span text:style-name="T7">switch.</text:span><text:span text:style-name="T7"/></text:p>
      <text:p text:style-name="P1" loext:marker-style-name="T7"><text:span text:style-name="T7">Note: When using the section filter, case matters.</text:span><text:span text:style-name="T7"/></text:p>
      <text:p text:style-name="P2" loext:marker-style-name="T9">access-2-4# </text:p>
      <text:p text:style-name="P2" loext:marker-style-name="T9"/>
      <text:p text:style-name="P3" loext:marker-style-name="T9">sh<text:span text:style-name="T19">ow running-config | section interface GigabitEthernet0/1</text:span></text:p>
      <text:p text:style-name="P4" loext:marker-style-name="T8"/>
      <text:p text:style-name="P4" loext:marker-style-name="T8"><text:span text:style-name="T13">###</text:span>interface GigabitEthernet0/1</text:p>
      <text:p text:style-name="P4" loext:marker-style-name="T8">switchport access vlan 255<text:span text:style-name="T8"/></text:p>
      <text:p text:style-name="P4" loext:marker-style-name="T8">switchport mode access<text:span text:style-name="T8"/></text:p>
      <text:p text:style-name="P4" loext:marker-style-name="T8">shutdown<text:span text:style-name="T8"/></text:p>
      <text:p text:style-name="P4">access-2-4#</text:p>
      <text:p text:style-name="Standard"><text:span text:style-name="T3"/></text:p>
      <text:p text:style-name="Standard"><text:span text:style-name="T4">Configuring the Switchport Configuration</text:span></text:p>
      <text:p text:style-name="P1" loext:marker-style-name="T14"><text:span text:style-name="T5">The switchport is currently in the parking lot VLAN 255 and shutdown. Configure the port for VLAN 40</text:span></text:p>
      <text:p text:style-name="P1" loext:marker-style-name="T14"><text:span text:style-name="T14">and enable the port.</text:span></text:p>
      <text:p text:style-name="P1" loext:marker-style-name="T14"><text:span text:style-name="T14"/></text:p>
      <text:p text:style-name="P1" loext:marker-style-name="T14"><text:span text:style-name="T14">Note: Although not necessary, I prefer to explicitly include commands even though they are part of</text:span><text:span text:style-name="T14"/></text:p>
      <text:p text:style-name="Standard"><text:span text:style-name="T14">my default configuration, and remove commands even though IOS will overwrite it.</text:span></text:p>
      <text:p text:style-name="Standard" loext:marker-style-name="T16"><text:span text:style-name="T3"/></text:p>
      <text:p text:style-name="P2" loext:marker-style-name="T16">access-2-4(config)# </text:p>
      <text:p text:style-name="P2" loext:marker-style-name="T16"/>
      <text:p text:style-name="P2" loext:marker-style-name="T16">interface g 0/1</text:p>
      <text:p text:style-name="Standard" loext:marker-style-name="T16">no switchport access vlan 255</text:p>
      <text:p text:style-name="Standard" loext:marker-style-name="T16">switchport mode access</text:p>
      <text:p text:style-name="Standard" loext:marker-style-name="T16">switchport access vlan 40</text:p>
      <text:p text:style-name="Standard">no shutdown</text:p>
      <text:p text:style-name="Standard"/>
      <text:p text:style-name="Standard"><text:span text:style-name="T4">Verify IPv4 Address via DHCP on 10.40.0.0/16</text:span></text:p>
      <text:p text:style-name="Standard"><text:span text:style-name="T4"/></text:p>
      <text:p text:style-name="P1" loext:marker-style-name="T14"><text:span text:style-name="T5">On the PCs connected to VLAN 40 and enabled for DHCPv4 (level 2 switches on column 2 and 3) verify</text:span></text:p>
      <text:p text:style-name="P1" loext:marker-style-name="T14"><text:span text:style-name="T14">the PCs can now obtain the IPv4 addressing from the DHCPv4 server.</text:span><text:span text:style-name="T14"/></text:p>
      <text:p text:style-name="P1" loext:marker-style-name="T14"><text:soft-page-break/><text:span text:style-name="T14">Depending on the client operating system, the PC may need to resend its DHCPv4 discover message.</text:span><text:span text:style-name="T14"/></text:p>
      <text:p text:style-name="P1" loext:marker-style-name="T14"><text:span text:style-name="T14">This can be done on Windows using </text:span><text:span text:style-name="T17">ipconfig /release </text:span><text:span text:style-name="T14">and </text:span><text:span text:style-name="T17">ipconfig /renew</text:span><text:span text:style-name="T14">. You may receive a DHCP</text:span></text:p>
      <text:p text:style-name="P1" loext:marker-style-name="T14"><text:span text:style-name="T14">failed on Packet Tracer due to ARP delays and may need to issue the </text:span><text:span text:style-name="T17">ipconfig /renew </text:span><text:span text:style-name="T14">command more</text:span></text:p>
      <text:p text:style-name="Standard"><text:span text:style-name="T14">than once.</text:span></text:p>
      <text:p text:style-name="Standard"><text:span text:style-name="T4"/></text:p>
      <text:p text:style-name="P1" loext:marker-style-name="T15"><text:span text:style-name="T6">Cisco Packet Tracer PC Command Line 1.0</text:span></text:p>
      <text:p text:style-name="P1" loext:marker-style-name="T16"><text:span text:style-name="T15">C:\&gt; </text:span><text:span text:style-name="T16">ipconfig</text:span></text:p>
      <text:p text:style-name="P1" loext:marker-style-name="T15"><text:span text:style-name="T15">FastEthernet0 Connection:(default port)</text:span><text:span text:style-name="T15"/></text:p>
      <text:p text:style-name="P1" loext:marker-style-name="T15"><text:span text:style-name="T15">Connection-specific DNS Suffix..:</text:span><text:span text:style-name="T15"/></text:p>
      <text:p text:style-name="P1" loext:marker-style-name="T15"><text:span text:style-name="T15">Link-local IPv6 Address.........: FE80::260:70FF:FE6B:E32D</text:span><text:span text:style-name="T15"/></text:p>
      <text:p text:style-name="P1" loext:marker-style-name="T15"><text:span text:style-name="T15">IPv6 Address....................: ::</text:span><text:span text:style-name="T15"/></text:p>
      <text:p text:style-name="P1" loext:marker-style-name="T15"><text:span text:style-name="T15">Autoconfiguration IPv4 Address..: 169.254.227.48</text:span><text:span text:style-name="T15"/></text:p>
      <text:p text:style-name="P1" loext:marker-style-name="T15"><text:span text:style-name="T15">Subnet Mask.....................: 255.255.0.0</text:span><text:span text:style-name="T15"/></text:p>
      <text:p text:style-name="P1" loext:marker-style-name="T15"><text:span text:style-name="T15">Default Gateway.................: ::</text:span><text:span text:style-name="T15"/></text:p>
      <text:p text:style-name="P1" loext:marker-style-name="T15"><text:span text:style-name="T15">0.0.0.0</text:span><text:span text:style-name="T15"/></text:p>
      <text:p text:style-name="P1" loext:marker-style-name="T16"><text:span text:style-name="T15">C:\&gt; </text:span><text:span text:style-name="T16">ipconfig /release</text:span></text:p>
      <text:p text:style-name="P1" loext:marker-style-name="T15"><text:span text:style-name="T15">IP Address......................: 0.0.0.0</text:span><text:span text:style-name="T15"/></text:p>
      <text:p text:style-name="P1" loext:marker-style-name="T15"><text:span text:style-name="T15">Subnet Mask.....................: 0.0.0.0</text:span><text:span text:style-name="T15"/></text:p>
      <text:p text:style-name="P1" loext:marker-style-name="T18"><text:span text:style-name="T18">5</text:span><text:span text:style-name="T18"/></text:p>
      <text:p text:style-name="P1" loext:marker-style-name="T15"><text:span text:style-name="T15">Default Gateway.................: 0.0.0.0</text:span><text:span text:style-name="T15"/></text:p>
      <text:p text:style-name="P1" loext:marker-style-name="T15"><text:span text:style-name="T15">DNS Server......................: 0.0.0.0</text:span><text:span text:style-name="T15"/></text:p>
      <text:p text:style-name="P1" loext:marker-style-name="T16"><text:span text:style-name="T15">C:\&gt; </text:span><text:span text:style-name="T16">ipconfig /renew</text:span></text:p>
      <text:p text:style-name="P1" loext:marker-style-name="T15"><text:span text:style-name="T15">DHCP request failed.</text:span><text:span text:style-name="T15"/></text:p>
      <text:p text:style-name="P1" loext:marker-style-name="T16"><text:span text:style-name="T15">C:\&gt; </text:span><text:span text:style-name="T16">ipconfig /renew</text:span></text:p>
      <text:p text:style-name="P1" loext:marker-style-name="T15"><text:span text:style-name="T15">IP Address......................: 10.40.99.1</text:span><text:span text:style-name="T15"/></text:p>
      <text:p text:style-name="P1" loext:marker-style-name="T15"><text:span text:style-name="T15">Subnet Mask.....................: 255.255.0.0</text:span><text:span text:style-name="T15"/></text:p>
      <text:p text:style-name="P1" loext:marker-style-name="T15"><text:span text:style-name="T15">Default Gateway.................: 10.40.0.1</text:span><text:span text:style-name="T15"/></text:p>
      <text:p text:style-name="P1" loext:marker-style-name="T15"><text:span text:style-name="T15">DNS Server......................: 10.88.88.88</text:span><text:span text:style-name="T15"/></text:p>
      <text:p text:style-name="Standard"><text:a xlink:type="simple" xlink:href="../../../../../../../" text:style-name="Internet_20_link" text:visited-style-name="Visited_20_Internet_20_Link"><text:span text:style-name="T15">C:\</text:span></text:a><text:span text:style-name="T15">&gt;</text:span></text:p>
      <text:p text:style-name="Standard"><text:span text:style-name="T4"/></text:p>
      <text:p text:style-name="P1" loext:marker-style-name="T2"><text:span text:style-name="T2">DHCPv4 Relay</text:span></text:p>
      <text:p text:style-name="P1" loext:marker-style-name="T4"><text:span text:style-name="T4">Verify DHCPv4 Unsuccessful on other Networks/VLANs</text:span><text:span text:style-name="T4"/></text:p>
      <text:p text:style-name="P1" loext:marker-style-name="T7"><text:span text:style-name="T7">If you examine the PCs on other IP networks/VLANs they are still not obtaining their IPv4 addressing</text:span><text:span text:style-name="T7"/></text:p>
      <text:p text:style-name="P1" loext:marker-style-name="T7"><text:span text:style-name="T7">from the DHCPv4 server. This is because their DHCP discover messages, which are Ethernet</text:span><text:span text:style-name="T7"/></text:p>
      <text:p text:style-name="P1" loext:marker-style-name="T7"><text:span text:style-name="T7">broadcasts, are staying within their broadcast domains. The DHCPv4 server is never receiving their</text:span><text:span text:style-name="T7"/></text:p>
      <text:p text:style-name="P1" loext:marker-style-name="T7"><text:span text:style-name="T7">DHCPv4 messages.</text:span><text:span text:style-name="T7"/></text:p>
      <text:p text:style-name="Standard"><text:span text:style-name="T7">For example, the PC a VLAN 30:</text:span></text:p>
      <text:p text:style-name="Standard"><text:span text:style-name="T4"/></text:p>
      <text:p text:style-name="P1" loext:marker-style-name="T4"><text:span text:style-name="T4">The ip helper-address command</text:span></text:p>
      <text:p text:style-name="P1" loext:marker-style-name="T7"><text:span text:style-name="T7">The </text:span><text:span text:style-name="T10">ip helper-address </text:span><text:span text:style-name="T7">command is used in routers to enable DHCPv4 relay, allowing DHCP broadcast</text:span></text:p>
      <text:p text:style-name="P1" loext:marker-style-name="T7"><text:span text:style-name="T7">requests from clients on one network segment to be forwarded to a DHCP server on a different</text:span><text:span text:style-name="T7"/></text:p>
      <text:p text:style-name="P1" loext:marker-style-name="T7"><text:span text:style-name="T7">segment. When a DHCP client sends a broadcast request for an IP address, routers typically do not</text:span><text:span text:style-name="T7"/></text:p>
      <text:p text:style-name="P1" loext:marker-style-name="T7"><text:span text:style-name="T7">forward these broadcasts to other networks.</text:span><text:span text:style-name="T7"/></text:p>
      <text:p text:style-name="P1" loext:marker-style-name="T7"><text:span text:style-name="T7">By configuring an </text:span><text:span text:style-name="T10">ip helper-address</text:span><text:span text:style-name="T7">, the router converts the broadcast into a unicast packet and</text:span></text:p>
      <text:p text:style-name="P1" loext:marker-style-name="T7"><text:span text:style-name="T7">forwards it to the specified DHCP server's IP address. This mechanism enables devices on subnetted</text:span><text:span text:style-name="T7"/></text:p>
      <text:p text:style-name="P1" loext:marker-style-name="T7"><text:span text:style-name="T7">networks or VLANs to communicate with a central DHCP server, facilitating centralized management</text:span><text:span text:style-name="T7"/></text:p>
      <text:p text:style-name="P1" loext:marker-style-name="T7"><text:span text:style-name="T7">of IP address allocation and reducing the need for multiple DHCP servers across different network</text:span><text:span text:style-name="T7"/></text:p>
      <text:p text:style-name="P1" loext:marker-style-name="T7"><text:span text:style-name="T7">segments.</text:span><text:span text:style-name="T7"/></text:p>
      <text:p text:style-name="P1" loext:marker-style-name="T4"><text:span text:style-name="T4">The ip helper-address command</text:span><text:span text:style-name="T4"/></text:p>
      <text:p text:style-name="P1" loext:marker-style-name="T7"><text:span text:style-name="T7">The </text:span><text:span text:style-name="T10">ip helper-address </text:span><text:span text:style-name="T7">is typically configured on the Layer 3 switch or router that acts as the default</text:span></text:p>
      <text:p text:style-name="P1" loext:marker-style-name="T7"><text:soft-page-break/><text:span text:style-name="T7">gateway for the clients. This setup allows the gateway device to intercept and relay DHCP broadcast</text:span><text:span text:style-name="T7"/></text:p>
      <text:p text:style-name="P1" loext:marker-style-name="T7"><text:span text:style-name="T7">requests from clients to the specified DHCP server, even if it's located on a different network</text:span><text:span text:style-name="T7"/></text:p>
      <text:p text:style-name="P1" loext:marker-style-name="T7"><text:span text:style-name="T7">segment.</text:span><text:span text:style-name="T7"/></text:p>
      <text:p text:style-name="P1" loext:marker-style-name="T7"><text:span text:style-name="T7">The </text:span><text:span text:style-name="T10">ip helper-address </text:span><text:span text:style-name="T7">function takes DHCP broadcast packets (255.255.255.255) from clients, which</text:span></text:p>
      <text:p text:style-name="P1" loext:marker-style-name="T7"><text:span text:style-name="T7">are meant to be local to the subnet, and converts them into unicast packets. It then forwards these</text:span><text:span text:style-name="T7"/></text:p>
      <text:p text:style-name="P1" loext:marker-style-name="T7"><text:span text:style-name="T7">unicast packets directly to the specified DHCP server's IP address, allowing for cross-network DHCP</text:span><text:span text:style-name="T7"/></text:p>
      <text:p text:style-name="P1" loext:marker-style-name="T7"><text:span text:style-name="T7">service communication.</text:span><text:span text:style-name="T7"/></text:p>
      <text:p text:style-name="P1" loext:marker-style-name="T4"><text:span text:style-name="T4">Configuring ip helper-address on Distribution-2 Switch</text:span><text:span text:style-name="T4"/></text:p>
      <text:p text:style-name="P1" loext:marker-style-name="T7"><text:span text:style-name="T7">The Layer 3 switch Distribution-2 is the default gateway for device on 10.30.0.0/16 (VLAN 30)</text:span><text:span text:style-name="T7"/></text:p>
      <text:p text:style-name="P1" loext:marker-style-name="T7"><text:span text:style-name="T7">network. The SVI, interface VLAN 30, has previously been configured to act as the default gateway for</text:span><text:span text:style-name="T7"/></text:p>
      <text:p text:style-name="P1" loext:marker-style-name="T7"><text:span text:style-name="T7">devices in this network.</text:span><text:span text:style-name="T7"/></text:p>
      <text:p text:style-name="P1" loext:marker-style-name="T7"><text:span text:style-name="T7">The ip helper-address 10.30.0.1 255.255.0.0 command will forward DHCP broadcast packets and</text:span><text:span text:style-name="T7"/></text:p>
      <text:p text:style-name="Standard"><text:span text:style-name="T7">converts the destination IPv4 address from 255.255.255.255 to 10.30.0.1.</text:span></text:p>
      <text:p text:style-name="Standard"><text:span text:style-name="T4"/></text:p>
      <text:p text:style-name="Standard"><text:span text:style-name="T4"/></text:p>
      <text:p text:style-name="Standard" loext:marker-style-name="T16">distribution-2# show running-config | section interface Vlan30</text:p>
      <text:p text:style-name="Standard" loext:marker-style-name="T15">interface Vlan30<text:span text:style-name="T15"/></text:p>
      <text:p text:style-name="Standard" loext:marker-style-name="T15">mac-address 000c.8533.1201<text:span text:style-name="T15"/></text:p>
      <text:p text:style-name="Standard" loext:marker-style-name="T15">ip address 10.30.0.1 255.255.0.0<text:span text:style-name="T15"/></text:p>
      <text:p text:style-name="Standard" loext:marker-style-name="T15">distribution-2#<text:span text:style-name="T15"/></text:p>
      <text:p text:style-name="Standard" loext:marker-style-name="T16"/>
      <text:p text:style-name="Standard" loext:marker-style-name="T16"/>
      <text:p text:style-name="P2" loext:marker-style-name="T16">distribution-2(config)# </text:p>
      <text:p text:style-name="P2" loext:marker-style-name="T16"/>
      <text:p text:style-name="P2" loext:marker-style-name="T16">interface vlan 30<text:span text:style-name="T16"/></text:p>
      <text:p text:style-name="Standard">ip helper-address 10.40.0.99</text:p>
      <text:p text:style-name="Standard"/>
      <text:p text:style-name="Standard"/>
      <text:p text:style-name="Standard"/>
      <text:p text:style-name="P1" loext:marker-style-name="T7"><text:span text:style-name="T10">Note</text:span><text:span text:style-name="T7">: Notice that we did not have to use the </text:span><text:span text:style-name="T10">ip helper-address </text:span><text:span text:style-name="T7">command for devices on VLAN 40</text:span></text:p>
      <text:p text:style-name="P1" loext:marker-style-name="T7"><text:span text:style-name="T7">because they are on the same broadcast domain as the DHCPv4 server.</text:span><text:span text:style-name="T7"/></text:p>
      <text:p text:style-name="P1" loext:marker-style-name="T4"><text:span text:style-name="T4">DHCPv4 Relay IPv4 Addressing Details</text:span><text:span text:style-name="T4"/></text:p>
      <text:p text:style-name="P1" loext:marker-style-name="T7"><text:span text:style-name="T7">Here is a break down the IPv4 addressing process in the DHCP relay scenario step by step:</text:span><text:span text:style-name="T7"/></text:p>
      <text:p text:style-name="P1" loext:marker-style-name="T7"><text:span text:style-name="T7">1. </text:span><text:span text:style-name="T10">Client to Router</text:span><text:span text:style-name="T7">:</text:span></text:p>
      <text:p text:style-name="P1" loext:marker-style-name="T7"><text:span text:style-name="T11">• </text:span><text:span text:style-name="T7">A DHCP client on the 10.30.0.0/16 network sends a DHCP Discover message to the</text:span></text:p>
      <text:p text:style-name="P1" loext:marker-style-name="T7"><text:span text:style-name="T7">network broadcast address, which is 255.255.255.255.</text:span><text:span text:style-name="T7"/></text:p>
      <text:p text:style-name="P1" loext:marker-style-name="T7"><text:span text:style-name="T11">• </text:span><text:span text:style-name="T7">The source IPv4 address is 0.0.0.0 (since the client doesn’t have an IPv4 address yet),</text:span></text:p>
      <text:p text:style-name="P1" loext:marker-style-name="T7"><text:span text:style-name="T7">and the destination is the broadcast address.</text:span><text:span text:style-name="T7"/></text:p>
      <text:p text:style-name="P1" loext:marker-style-name="T7"><text:span text:style-name="T7">2. </text:span><text:span text:style-name="T10">Router to DHCP Server</text:span><text:span text:style-name="T7">:</text:span></text:p>
      <text:p text:style-name="P1" loext:marker-style-name="T7"><text:span text:style-name="T11">• </text:span><text:span text:style-name="T7">The router, configured with </text:span><text:span text:style-name="T10">ip helper-address </text:span><text:span text:style-name="T7">10.40.0.99, receives the broadcast on its</text:span></text:p>
      <text:p text:style-name="P1" loext:marker-style-name="T7"><text:span text:style-name="T7">interface with IPv4 address 10.30.0.1.</text:span><text:span text:style-name="T7"/></text:p>
      <text:p text:style-name="P1" loext:marker-style-name="T7"><text:span text:style-name="T11">• </text:span><text:span text:style-name="T7">The router forwards this packet as a unicast packet with the source IPv4 address</text:span></text:p>
      <text:p text:style-name="P1" loext:marker-style-name="T7"><text:span text:style-name="T7">10.30.0.1 (the interface it received the broadcast on) and the destination IPv4 address</text:span><text:span text:style-name="T7"/></text:p>
      <text:p text:style-name="P1" loext:marker-style-name="T7"><text:span text:style-name="T7">10.40.0.99 (the DHCP server).</text:span><text:span text:style-name="T7"/></text:p>
      <text:p text:style-name="P1" loext:marker-style-name="T7"><text:span text:style-name="T7">3. </text:span><text:span text:style-name="T10">DHCP Server to Router</text:span><text:span text:style-name="T7">:</text:span></text:p>
      <text:p text:style-name="P1" loext:marker-style-name="T7"><text:span text:style-name="T11">• </text:span><text:span text:style-name="T7">The DHCP server receives the Discover message and responds with a DHCP Offer</text:span></text:p>
      <text:p text:style-name="P1" loext:marker-style-name="T7"><text:soft-page-break/><text:span text:style-name="T7">message.</text:span><text:span text:style-name="T7"/></text:p>
      <text:p text:style-name="P1" loext:marker-style-name="T7"><text:span text:style-name="T11">• </text:span><text:span text:style-name="T7">This Offer is sent as a unicast packet with the source IPv4 address 10.40.0.99 and the</text:span></text:p>
      <text:p text:style-name="P1" loext:marker-style-name="T7"><text:span text:style-name="T7">destination IPv4 address 10.30.0.1 (back to the router's interface that sent the</text:span><text:span text:style-name="T7"/></text:p>
      <text:p text:style-name="P1" loext:marker-style-name="T7"><text:span text:style-name="T7">Discover message).</text:span><text:span text:style-name="T7"/></text:p>
      <text:p text:style-name="P1" loext:marker-style-name="T7"><text:span text:style-name="T7">4. </text:span><text:span text:style-name="T10">Router to Client</text:span><text:span text:style-name="T7">:</text:span></text:p>
      <text:p text:style-name="P1" loext:marker-style-name="T7"><text:span text:style-name="T11">• </text:span><text:span text:style-name="T7">Upon receiving the DHCP Offer, the router broadcasts it to the 10.30.0.0/16 network.</text:span></text:p>
      <text:p text:style-name="P1" loext:marker-style-name="T7"><text:span text:style-name="T11">• </text:span><text:span text:style-name="T7">The source IP address remains 10.40.0.99 (DHCP server's IP), but the router broadcasts</text:span></text:p>
      <text:p text:style-name="P1" loext:marker-style-name="T7"><text:span text:style-name="T7">it on the local network, so the packet uses the local network broadcast address (e.g.,</text:span><text:span text:style-name="T7"/></text:p>
      <text:p text:style-name="Standard"><text:span text:style-name="T7">10.30.255.255) as the destination to ensure the client receives it.</text:span></text:p>
      <text:p text:style-name="Standard"><text:span text:style-name="T7"/></text:p>
      <text:p text:style-name="P1" loext:marker-style-name="T4"><text:span text:style-name="T4">Verify DHCPv4 and 10.30.0.0/16 Clients</text:span></text:p>
      <text:p text:style-name="P1" loext:marker-style-name="T7"><text:span text:style-name="T7">On the PCs connected to VLAN 30, 10.30.0.0/16 network and enabled for DHCPv4 verify they can now</text:span><text:span text:style-name="T7"/></text:p>
      <text:p text:style-name="P1" loext:marker-style-name="T7"><text:span text:style-name="T7">obtain the IPv4 addressing from the DHCPv4 server.</text:span><text:span text:style-name="T7"/></text:p>
      <text:p text:style-name="P1" loext:marker-style-name="T7"><text:span text:style-name="T7">Depending on the client operating system, the PC may need to resend its DHCPv4 discover message.</text:span><text:span text:style-name="T7"/></text:p>
      <text:p text:style-name="P1" loext:marker-style-name="T7"><text:span text:style-name="T7">This can be done on Windows using </text:span><text:span text:style-name="T10">ipconfig /release </text:span><text:span text:style-name="T7">and </text:span><text:span text:style-name="T10">ipconfig /renew</text:span><text:span text:style-name="T7">. You may receive a DHCP</text:span></text:p>
      <text:p text:style-name="P1" loext:marker-style-name="T7"><text:span text:style-name="T7">failed on Packet Tracer due to ARP delays and may need to issue the </text:span><text:span text:style-name="T10">ipconfig /renew </text:span><text:span text:style-name="T7">command more</text:span></text:p>
      <text:p text:style-name="P1" loext:marker-style-name="T7"><text:span text:style-name="T7">than once.</text:span><text:span text:style-name="T7"/></text:p>
      <text:p text:style-name="Standard"><text:span text:style-name="T7">A PC on VLAN 30:</text:span></text:p>
      <text:p text:style-name="Standard"><text:span text:style-name="T7"/></text:p>
      <text:p text:style-name="P1" loext:marker-style-name="T16"><text:span text:style-name="T8">C:</text:span><text:span text:style-name="T15">\&gt; </text:span><text:span text:style-name="T16">ipconfig</text:span></text:p>
      <text:p text:style-name="P1" loext:marker-style-name="T15"><text:span text:style-name="T15">FastEthernet0 Connection:(default port)</text:span><text:span text:style-name="T15"/></text:p>
      <text:p text:style-name="P1" loext:marker-style-name="T15"><text:span text:style-name="T15">Connection-specific DNS Suffix..:</text:span><text:span text:style-name="T15"/></text:p>
      <text:p text:style-name="P1" loext:marker-style-name="T15"><text:span text:style-name="T15">Link-local IPv6 Address.........: FE80::20C:85FF:FE19:8754</text:span><text:span text:style-name="T15"/></text:p>
      <text:p text:style-name="P1" loext:marker-style-name="T15"><text:span text:style-name="T15">IPv6 Address....................: ::</text:span><text:span text:style-name="T15"/></text:p>
      <text:p text:style-name="P1" loext:marker-style-name="T15"><text:span text:style-name="T15">IPv4 Address....................: 10.30.99.1</text:span><text:span text:style-name="T15"/></text:p>
      <text:p text:style-name="P1" loext:marker-style-name="T15"><text:span text:style-name="T15">Subnet Mask.....................: 255.255.0.0</text:span><text:span text:style-name="T15"/></text:p>
      <text:p text:style-name="P1" loext:marker-style-name="T15"><text:span text:style-name="T15">Default Gateway.................: ::</text:span><text:span text:style-name="T15"/></text:p>
      <text:p text:style-name="Standard"><text:span text:style-name="T15">10.30.0.1</text:span><text:span text:style-name="T7"/></text:p>
      <text:p text:style-name="Standard"><text:span text:style-name="T7"/></text:p>
      <text:p text:style-name="Standard"><text:span text:style-name="T7"/></text:p>
      <text:p text:style-name="P1" loext:marker-style-name="T4"><text:span text:style-name="T4">Configuring ip helper-address on Distribution-1 Switch</text:span></text:p>
      <text:p text:style-name="P1" loext:marker-style-name="T7"><text:span text:style-name="T7">Devices on 10.10.0.0/16 (VLAN 10) and 10.20.0.0/16 (VLAN 20) use distribution-1 layer 3 switch as</text:span><text:span text:style-name="T7"/></text:p>
      <text:p text:style-name="P1" loext:marker-style-name="T7"><text:span text:style-name="T7">their default gateway.</text:span><text:span text:style-name="T7"/></text:p>
      <text:p text:style-name="P1" loext:marker-style-name="T7"><text:span text:style-name="T7">So, we will use a similar </text:span><text:span text:style-name="T10">ip helper-address </text:span><text:span text:style-name="T7">command for 10.40.0.99 on distribution-1 switch. We will</text:span></text:p>
      <text:p text:style-name="P1" loext:marker-style-name="T7"><text:span text:style-name="T7">configure this command on the interfaces the clients use as the default gateways, the SVIs for VLAN</text:span><text:span text:style-name="T7"/></text:p>
      <text:p text:style-name="P1" loext:marker-style-name="T7"><text:span text:style-name="T7">10 and VLAN 20.</text:span><text:span text:style-name="T7"/></text:p>
      <text:p text:style-name="P1" loext:marker-style-name="T9"><text:span text:style-name="T8"/></text:p>
      <text:p text:style-name="P1" loext:marker-style-name="T9"><text:span text:style-name="T8"/></text:p>
      <text:p text:style-name="P2" loext:marker-style-name="T9">distribution-1(config)# </text:p>
      <text:p text:style-name="P2" loext:marker-style-name="T9"/>
      <text:p text:style-name="P2" loext:marker-style-name="T9">interface vlan 10<text:span text:style-name="T9"/></text:p>
      <text:p text:style-name="Standard" loext:marker-style-name="T9">ip helper-address 10.40.0.99</text:p>
      <text:p text:style-name="Standard" loext:marker-style-name="T9"/>
      <text:p text:style-name="Standard" loext:marker-style-name="T9">exit</text:p>
      <text:p text:style-name="Standard" loext:marker-style-name="T9">interface vlan 20</text:p>
      <text:p text:style-name="Standard" loext:marker-style-name="T9">ip helper-address 10.40.0.99</text:p>
      <text:p text:style-name="Standard"/>
      <text:p text:style-name="Standard"/>
      <text:p text:style-name="Standard"/>
      <text:p text:style-name="Standard"><text:soft-page-break/></text:p>
      <text:p text:style-name="P1" loext:marker-style-name="T2"><text:span text:style-name="T2">Spanning Tree PortFast and BPDU Guard</text:span></text:p>
      <text:p text:style-name="P1" loext:marker-style-name="T4"><text:span text:style-name="T4">Reasons for PortFast and DHCP<text:line-break/></text:span></text:p>
      <text:p text:style-name="P1" loext:marker-style-name="T7"><text:span text:style-name="T7">Using </text:span><text:span text:style-name="T10">portfast </text:span><text:span text:style-name="T7">is crucial in DHCP environments because it ensures that the switch port immediately</text:span></text:p>
      <text:p text:style-name="P1" loext:marker-style-name="T7"><text:span text:style-name="T7">transitions to the forwarding state, bypassing the usual Spanning Tree Protocol (STP) listening and</text:span><text:span text:style-name="T7"/></text:p>
      <text:p text:style-name="P1" loext:marker-style-name="T7"><text:span text:style-name="T7">learning phases. Without </text:span><text:span text:style-name="T10">portfast</text:span><text:span text:style-name="T7">, a device connected to the port might time out in its attempt to</text:span></text:p>
      <text:p text:style-name="P1" loext:marker-style-name="T7"><text:span text:style-name="T7">obtain an IP address via DHCP, as the port would not be in the forwarding state yet, delaying the</text:span><text:span text:style-name="T7"/></text:p>
      <text:p text:style-name="P1" loext:marker-style-name="T7"><text:span text:style-name="T7">transmission of DHCP requests and responses. By enabling </text:span><text:span text:style-name="T10">portfast</text:span><text:span text:style-name="T7">, we minimize the risk of DHCP</text:span></text:p>
      <text:p text:style-name="P1" loext:marker-style-name="T7"><text:span text:style-name="T7">timeouts, allowing devices to receive their IP addressing promptly as the port starts forwarding</text:span><text:span text:style-name="T7"/></text:p>
      <text:p text:style-name="P1" loext:marker-style-name="T7"><text:span text:style-name="T7">packets right away.</text:span><text:span text:style-name="T7"/></text:p>
      <text:p text:style-name="P1" loext:marker-style-name="T7"><text:span text:style-name="T7">BPDU Guard is commonly used in conjunction with </text:span><text:span text:style-name="T10">spanning-tree portfast </text:span><text:span text:style-name="T7">to prevent accidental</text:span></text:p>
      <text:p text:style-name="P1" loext:marker-style-name="T7"><text:span text:style-name="T7">network disruptions that could occur if a switch is connected to a port configured for end devices like</text:span><text:span text:style-name="T7"/></text:p>
      <text:p text:style-name="P1" loext:marker-style-name="T12"><text:span text:style-name="T12"/></text:p>
      <text:p text:style-name="P1" loext:marker-style-name="T7"><text:span text:style-name="T7">computers or IP phones. When </text:span><text:span text:style-name="T10">portfast </text:span><text:span text:style-name="T7">is enabled, it allows the port to skip the usual STP</text:span></text:p>
      <text:p text:style-name="P1" loext:marker-style-name="T7"><text:span text:style-name="T7">deliberation phases and immediately start forwarding packets, which is great for quick network</text:span><text:span text:style-name="T7"/></text:p>
      <text:p text:style-name="P1" loext:marker-style-name="T7"><text:span text:style-name="T7">access but risky if a switch is mistakenly plugged into such a port. This could lead to changes in the</text:span><text:span text:style-name="T7"/></text:p>
      <text:p text:style-name="P1" loext:marker-style-name="T7"><text:span text:style-name="T7">spanning tree topology or even create network loops, potentially causing widespread network</text:span><text:span text:style-name="T7"/></text:p>
      <text:p text:style-name="P1" loext:marker-style-name="T7"><text:span text:style-name="T7">outages. BPDU Guard mitigates this risk by automatically shutting down the port if it receives a BPDU,</text:span><text:span text:style-name="T7"/></text:p>
      <text:p text:style-name="P1" loext:marker-style-name="T7"><text:span text:style-name="T7">indicating that a switch or bridge has been connected, thereby preserving the network's stability and</text:span><text:span text:style-name="T7"/></text:p>
      <text:p text:style-name="P1" loext:marker-style-name="T7"><text:span text:style-name="T7">preventing loop conditions.</text:span><text:span text:style-name="T7"/></text:p>
      <text:p text:style-name="P1" loext:marker-style-name="T4"><text:span text:style-name="T4"/></text:p>
      <text:p text:style-name="P1" loext:marker-style-name="T4"><text:span text:style-name="T4">Add the PC to the Switch</text:span><text:span text:style-name="T4"/></text:p>
      <text:p text:style-name="P1" loext:marker-style-name="T7"><text:span text:style-name="T7"/></text:p>
      <text:p text:style-name="P1" loext:marker-style-name="T7"><text:span text:style-name="T7">Add a PC to column 1, level 1 switch. Configure the PC to obtain its addressing using DHCP.</text:span><text:span text:style-name="T7"/></text:p>
      <text:p text:style-name="P1" loext:marker-style-name="T4"><text:span text:style-name="T4"/></text:p>
      <text:p text:style-name="P1" loext:marker-style-name="T4"><text:span text:style-name="T4">Configure the Switchport without PortFast and Attach the PC</text:span><text:span text:style-name="T4"/></text:p>
      <text:p text:style-name="P1" loext:marker-style-name="T7"><text:span text:style-name="T7"/></text:p>
      <text:p text:style-name="P1" loext:marker-style-name="T7"><text:span text:style-name="T7">Configure the column 1, level 1 switch as a VLAN 40 access port. Since there is no cable connected (or</text:span><text:span text:style-name="T7"/></text:p>
      <text:p text:style-name="P1" loext:marker-style-name="T7"><text:span text:style-name="T7">if the connected device is powered off), the switch port will not detect a carrier signal and will</text:span><text:span text:style-name="T7"/></text:p>
      <text:p text:style-name="P1" loext:marker-style-name="T7"><text:span text:style-name="T7">therefore be in a "down" state.</text:span><text:span text:style-name="T7"/></text:p>
      <text:p text:style-name="P1" loext:marker-style-name="T9"><text:span text:style-name="T8"/></text:p>
      <text:p text:style-name="P1" loext:marker-style-name="T9"><text:span text:style-name="T8"/></text:p>
      <text:p text:style-name="P2" loext:marker-style-name="T9">access-1-4(config)# </text:p>
      <text:p text:style-name="P2" loext:marker-style-name="T9"/>
      <text:p text:style-name="P2" loext:marker-style-name="T9">interface fa 0/21<text:span text:style-name="T9"/></text:p>
      <text:p text:style-name="Standard" loext:marker-style-name="T9">no switchport access vlan 255</text:p>
      <text:p text:style-name="Standard" loext:marker-style-name="T9">switchport mode access</text:p>
      <text:p text:style-name="Standard" loext:marker-style-name="T9">switchport access vlan 40</text:p>
      <text:p text:style-name="Standard" loext:marker-style-name="T9">no shutdown</text:p>
      <text:p text:style-name="Standard" loext:marker-style-name="T8"><text:span text:style-name="T8"/></text:p>
      <text:p text:style-name="P1" loext:marker-style-name="T7"><text:span text:style-name="T7"/></text:p>
      <text:p text:style-name="P1" loext:marker-style-name="T7"><text:span text:style-name="T7"/></text:p>
      <text:p text:style-name="P1" loext:marker-style-name="T7"><text:span text:style-name="T7">Now attach the PC to fa 0/21. Notice that the switchport is amber until about 50 seconds later when</text:span><text:span text:style-name="T7"/></text:p>
      <text:p text:style-name="Standard"><text:span text:style-name="T7">Spanning Tree transitions the port to forwarding state (green link light).</text:span></text:p>
      <text:p text:style-name="Standard"><text:span text:style-name="T7"/></text:p>
      <text:p text:style-name="P1" loext:marker-style-name="T14"><text:soft-page-break/><text:span text:style-name="T7">As described previously, depending on the client OS, it is possible that the device will never receive</text:span></text:p>
      <text:p text:style-name="P1" loext:marker-style-name="T14"><text:span text:style-name="T14">IPv4 addressing information from the DHCPv4 server.</text:span><text:span text:style-name="T14"/></text:p>
      <text:p text:style-name="P1" loext:marker-style-name="T14"><text:span text:style-name="T14">Enable </text:span><text:span text:style-name="T17">PortFast </text:span><text:span text:style-name="T14">on this switchport to allow the port to transition immediately to the forwarding</text:span></text:p>
      <text:p text:style-name="P1" loext:marker-style-name="T14"><text:span text:style-name="T14">state. Also, enable </text:span><text:span text:style-name="T17">BPDU Guard </text:span><text:span text:style-name="T14">to ensure that if a switch is attached to this port, the port will be</text:span></text:p>
      <text:p text:style-name="Standard"><text:span text:style-name="T14">disabled. Notice the warning message regarding attaching only a “single host.”</text:span></text:p>
      <text:p text:style-name="Standard"><text:span text:style-name="T7"/></text:p>
      <text:p text:style-name="P2" loext:marker-style-name="T16">access-1-4(config)# </text:p>
      <text:p text:style-name="P2" loext:marker-style-name="T16"/>
      <text:p text:style-name="P2" loext:marker-style-name="T16">interface fa 0/21</text:p>
      <text:p text:style-name="Standard" loext:marker-style-name="T16">spanning-tree portfast</text:p>
      <text:p text:style-name="Standard" loext:marker-style-name="T16">spanning-tree bpduguard enable</text:p>
      <text:p text:style-name="Standard"/>
      <text:p text:style-name="Standard"/>
      <text:p text:style-name="P1" loext:marker-style-name="T14"><text:span text:style-name="T14">Next, remove the link and attach the same cable a second time. Notice that the port immediately</text:span></text:p>
      <text:p text:style-name="P1" loext:marker-style-name="T14"><text:span text:style-name="T14">transitions to forwarding state (green link light) as soon as the cable is plugged into the switchport.</text:span><text:span text:style-name="T14"/></text:p>
      <text:p text:style-name="P1" loext:marker-style-name="T14"><text:span text:style-name="T17">Cleaning up: </text:span><text:span text:style-name="T14">You can remove the PC that we just added and put that port back to the parking-lot</text:span></text:p>
      <text:p text:style-name="Standard"><text:span text:style-name="T14">VLAN and shutdown.</text:span></text:p>
      <text:p text:style-name="Standard"><text:span text:style-name="T14"/></text:p>
      <text:p text:style-name="P2" loext:marker-style-name="T16">access-1-4(config)# </text:p>
      <text:p text:style-name="P2" loext:marker-style-name="T16"/>
      <text:p text:style-name="P2" loext:marker-style-name="T16">interface fa 0/21</text:p>
      <text:p text:style-name="P2" loext:marker-style-name="T16">no switchport access vlan 40</text:p>
      <text:p text:style-name="Standard" loext:marker-style-name="T16">switchport mode access</text:p>
      <text:p text:style-name="Standard" loext:marker-style-name="T16">switchport access vlan 255</text:p>
      <text:p text:style-name="Standard">shutdown</text:p>
      <text:p text:style-name="Standard"/>
      <text:p text:style-name="P1" loext:marker-style-name="T14"><text:span text:style-name="T14">Add these commands to all other access layer switches with end devices (PCs) attached, regardless if</text:span></text:p>
      <text:p text:style-name="P1" loext:marker-style-name="T14"><text:span text:style-name="T14">they are using DHCPv4 or statically configured IPv4 addresses.</text:span><text:span text:style-name="T14"/></text:p>
      <text:p text:style-name="P1" loext:marker-style-name="T14"><text:span text:style-name="T14">Note: Since all 8 access layer use the same switchports that have IP phones connected, you can use</text:span><text:span text:style-name="T14"/></text:p>
      <text:p text:style-name="Standard"><text:span text:style-name="T14">the interface range command to specific both ports at once.</text:span></text:p>
      <text:p text:style-name="Standard"><text:span text:style-name="T14"/></text:p>
      <text:p text:style-name="Standard"><text:span text:style-name="T14"/></text:p>
      <text:p text:style-name="P2" loext:marker-style-name="T16">access-x-y(config)# </text:p>
      <text:p text:style-name="P2" loext:marker-style-name="T16"/>
      <text:p text:style-name="P2" loext:marker-style-name="T16">inter range fa 0/10, fa 0/20</text:p>
      <text:p text:style-name="Standard" loext:marker-style-name="T16">spanning-tree portfast</text:p>
      <text:p text:style-name="Standard">spanning-tree bpduguard enable</text:p>
      <text:p text:style-name="Standard"/>
      <text:p text:style-name="Standard"/>
      <text:p text:style-name="P1" loext:marker-style-name="T4"><text:span text:style-name="T4">Switchports with IP Phones</text:span></text:p>
      <text:p text:style-name="P1" loext:marker-style-name="T4"><text:span text:style-name="T4"/></text:p>
      <text:p text:style-name="P1" loext:marker-style-name="T7"><text:span text:style-name="T7">Yes, </text:span><text:span text:style-name="T10">spanning-tree portfast </text:span><text:span text:style-name="T7">and </text:span><text:span text:style-name="T10">spanning-tree bpduguard </text:span><text:span text:style-name="T7">can be enabled on switchports that have</text:span></text:p>
      <text:p text:style-name="P1" loext:marker-style-name="T7"><text:span text:style-name="T7">IP phones connected.</text:span><text:span text:style-name="T7"/></text:p>
      <text:p text:style-name="P1" loext:marker-style-name="T7"><text:span text:style-name="T7">Using </text:span><text:span text:style-name="T10">spanning-tree portfast </text:span><text:span text:style-name="T7">on a port connected to an IP phone with a built-in switch is generally</text:span></text:p>
      <text:p text:style-name="P1" loext:marker-style-name="T7"><text:span text:style-name="T7">considered safe because the switch in the IP phone is typically a simple Layer 2 device that does not</text:span><text:span text:style-name="T7"/></text:p>
      <text:p text:style-name="P1" loext:marker-style-name="T7"><text:span text:style-name="T7">participate in the Spanning Tree Protocol (STP). These built-in switches are designed to handle direct</text:span><text:span text:style-name="T7"/></text:p>
      <text:p text:style-name="P1" loext:marker-style-name="T7"><text:span text:style-name="T7">traffic between the phone and the connected PC and do not propagate BPDU packets that would</text:span><text:span text:style-name="T7"/></text:p>
      <text:p text:style-name="P1" loext:marker-style-name="T7"><text:soft-page-break/><text:span text:style-name="T7">participate in the STP process of the broader network.</text:span><text:span text:style-name="T7"/></text:p>
      <text:p text:style-name="P1" loext:marker-style-name="T7"><text:span text:style-name="T7">As a result, the risk of creating a network loop through this connection is minimal. Additionally,</text:span><text:span text:style-name="T7"/></text:p>
      <text:p text:style-name="P1" loext:marker-style-name="T7"><text:span text:style-name="T7">enabling </text:span><text:span text:style-name="T10">spanning-tree bpduguard </text:span><text:span text:style-name="T7">on the port provides an extra layer of protection by ensuring that</text:span></text:p>
      <text:p text:style-name="P1" loext:marker-style-name="T7"><text:span text:style-name="T7">the port will be automatically disabled if it ever receives a BPDU, further mitigating the risk of</text:span><text:span text:style-name="T7"/></text:p>
      <text:p text:style-name="Standard"><text:span text:style-name="T7">accidental network topology changes.</text:span></text:p>
      <text:p text:style-name="Standard"><text:span text:style-name="T7"/></text:p>
      <text:p text:style-name="Standard"><text:span text:style-name="T7"/></text:p>
      <text:p text:style-name="P2" loext:marker-style-name="T16">access-2-4# </text:p>
      <text:p text:style-name="P2" loext:marker-style-name="T16"/>
      <text:p text:style-name="P2" loext:marker-style-name="T16">show running-config | section interface GigabitEthernet0/1</text:p>
      <text:p text:style-name="P2" loext:marker-style-name="T15"/>
      <text:p text:style-name="P2" loext:marker-style-name="T15"/>
      <text:p text:style-name="P2" loext:marker-style-name="T15">Interface GigabitEthernet0/1</text:p>
      <text:p text:style-name="Standard" loext:marker-style-name="T15">switchport access vlan 255<text:span text:style-name="T15"/></text:p>
      <text:p text:style-name="Standard" loext:marker-style-name="T15">switchport mode access<text:span text:style-name="T15"/></text:p>
      <text:p text:style-name="Standard" loext:marker-style-name="T15">shutdown<text:span text:style-name="T15"/></text:p>
      <text:p text:style-name="Standard">access-2-4#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Light" svg:font-family="Calibri-Light" style:font-family-generic="roman" style:font-pitch="variable"/>
    <style:font-face style:name="CourierNewPS-BoldMT" svg:font-family="CourierNewPS-BoldMT" style:font-family-generic="roman" style:font-pitch="variable"/>
    <style:font-face style:name="CourierNewPSMT" svg:font-family="CourierNewPS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MT" svg:font-family="SymbolMT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4T08:06:01.810000000</meta:creation-date>
    <dc:date>2024-05-04T23:30:31.871000000</dc:date>
    <meta:editing-duration>PT15H24M30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7" meta:paragraph-count="229" meta:word-count="1863" meta:character-count="12158" meta:non-whitespace-character-count="10514"/>
  </office:meta>
</office:document-meta>
</file>